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par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getQName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recursiveGetAttributeValue( Node parent , String attribut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.parse(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createQName( Element element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DocumentBuild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createElement( Node parent , QName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Util.create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UniquePrefix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NextSiblingElement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